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5: Futura natura</text:p>
      <text:p text:style-name="Standard">RGB</text:p>
      <text:p text:style-name="Standard">R61 <text:s/>G41 <text:s/>B34</text:p>
      <text:p text:style-name="Standard">R85 G86 B78</text:p>
      <text:p text:style-name="Standard">R69 <text:s/>G76 <text:s/>B70</text:p>
      <text:p text:style-name="Standard">R240 G229 <text:s/>B214</text:p>
      <text:p text:style-name="Standard">R243 <text:s/>G167 <text:s/>B60</text:p>
      <text:p text:style-name="Standard">R239 G145 <text:s/>B48<text:bookmark text:name="_GoBack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5T18:31:00</meta:creation-date>
    <dc:date>2024-08-25T18:31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8" meta:word-count="23" meta:character-count="106" meta:non-whitespace-character-count="83"/>
    <meta:user-defined meta:name="AppVersion">15.0000</meta:user-defined>
    <meta:template xlink:type="simple" xlink:actuate="onRequest" xlink:title="Normal.dotm" xlink:href=""/>
  </office:meta>
</office:document-meta>
</file>